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ria pewnej pomyłki</text:p>
      <text:p text:style-name="P1"/>
      <text:p text:style-name="P2">Pewnego dnia jakiś znajomy zatrzymał mnie i powiedział ze złością w głosie:</text:p>
      <text:p text:style-name="P2">- Dlaczego do głównego repo dodałeś pliki binarne?!</text:p>
      <text:p text:style-name="P2">- Jak to, niemożliwe!</text:p>
      <text:p text:style-name="P2">- Na pewno zapomniałeś ustawić ignorowanie plików!</text:p>
      <text:p text:style-name="P2">- Oj tam, oj tam...</text:p>
      <text:p text:style-name="P2">- …</text:p>
      <text:p text:style-name="P2"/>
      <text:p text:style-name="P2"/>
      <text:p text:style-name="P3">Sylwia Kieras</text:p>
      <text:p text:style-name="P3">Marcin Rychlewic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3-20T14:57:54.78</meta:creation-date>
    <meta:document-statistic meta:table-count="0" meta:image-count="0" meta:object-count="0" meta:page-count="1" meta:paragraph-count="9" meta:word-count="45" meta:character-count="272"/>
    <dc:date>2013-03-20T14:59:51.14</dc:date>
    <meta:editing-duration>PT00H01M58S</meta:editing-duration>
    <meta:editing-cycles>1</meta:editing-cycles>
    <meta:generator>OpenOffice.org/3.0$Win32 OpenOffice.org_project/300m15$Build-9379</meta:generator>
  </office:meta>
</office:document-meta>
</file>